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edf13" officeooo:paragraph-rsid="000edf1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edf13" officeooo:paragraph-rsid="000edf13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fec3e" officeooo:paragraph-rsid="000fec3e" style:font-size-asian="17.5pt" style:font-weight-asian="normal" style:font-size-complex="20pt" style:font-weight-complex="normal"/>
    </style:style>
    <style:style style:name="T1" style:family="text">
      <style:text-properties officeooo:rsid="000fe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idées PKMN alchimie</text:p>
      <text:p text:style-name="P2"/>
      <text:p text:style-name="P2">-Style medieval/stempunk</text:p>
      <text:p text:style-name="P2"/>
      <text:p text:style-name="P2">Starters :</text:p>
      <text:p text:style-name="P2"><text:tab/>-Souffre(Feu/sol)</text:p>
      <text:p text:style-name="P2"><text:tab/><text:tab/>Esturgeon</text:p>
      <text:p text:style-name="P2"><text:tab/>-Mercure(acier/poison)</text:p>
      <text:p text:style-name="P2"><text:tab/><text:tab/>Capybara</text:p>
      <text:p text:style-name="P2"><text:tab/>-Sel(roche/eau)</text:p>
      <text:p text:style-name="P2"><text:tab/><text:tab/>Baleine</text:p>
      <text:p text:style-name="P2"/>
      <text:p text:style-name="P2">Pokedex :</text:p>
      <text:p text:style-name="P2"><text:tab/>300 Pokemon dont 50 fakemon</text:p>
      <text:p text:style-name="P2"><text:tab/>+2 legendaires fakemon(soleil;lune)</text:p>
      <text:p text:style-name="P2"><text:tab/>+4 «regis» (feu;eau;sol;vent)</text:p>
      <text:p text:style-name="P2"><text:s/><text:tab/></text:p>
      <text:p text:style-name="P2">Team mechant :</text:p>
      <text:p text:style-name="P2"><text:tab/>Team GeHong<text:span text:style-name="T1">(premier alchimiste chinois)</text:span></text:p>
      <text:p text:style-name="P2"><text:tab/><text:span text:style-name="T1">Leur but est de ressuciter un vieux roi de la region en sacrifiant des pokemon voler a des dresseurs</text:span></text:p>
      <text:p text:style-name="P2"/>
      <text:p text:style-name="P3">Proffeseur :</text:p>
      <text:p text:style-name="P3"><text:tab/>Prof Pando(vieux et gros comme la foret)</text:p>
      <text:p text:style-name="P3"><text:tab/>Tenue et cheveux style pan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0T16:50:06.822000000</dc:date>
    <meta:editing-duration>PT1M24S</meta:editing-duration>
    <meta:editing-cycles>1</meta:editing-cycles>
    <meta:document-statistic meta:table-count="0" meta:image-count="0" meta:object-count="0" meta:page-count="1" meta:paragraph-count="20" meta:word-count="67" meta:character-count="488" meta:non-whitespace-character-count="422"/>
    <meta:generator>LibreOffice/7.3.2.2$Windows_X86_64 LibreOffice_project/49f2b1bff42cfccbd8f788c8dc32c1c309559be0</meta:generator>
  </office:meta>
</office:document-meta>
</file>